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f35b" officeooo:paragraph-rsid="000a7202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officeooo:rsid="0009ecde" officeooo:paragraph-rsid="0009ecde" style:font-size-asian="10pt" style:font-size-complex="10pt"/>
    </style:style>
    <style:style style:name="P3" style:family="paragraph" style:parent-style-name="Standard">
      <style:text-properties style:font-name="ARial" fo:font-size="10pt" officeooo:rsid="0009ecde" officeooo:paragraph-rsid="0009ecde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officeooo:rsid="0009ecde" officeooo:paragraph-rsid="0009ecde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officeooo:rsid="0009ecde" officeooo:paragraph-rsid="000e5959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officeooo:rsid="0009ecde" officeooo:paragraph-rsid="000a7202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officeooo:rsid="0009f35b" officeooo:paragraph-rsid="000a7202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officeooo:rsid="000a7202" officeooo:paragraph-rsid="000a7202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officeooo:rsid="000c5abf" officeooo:paragraph-rsid="000e5959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officeooo:rsid="000cfed8" officeooo:paragraph-rsid="000c5abf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officeooo:rsid="00107411" officeooo:paragraph-rsid="00107411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officeooo:paragraph-rsid="00107411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officeooo:paragraph-rsid="000a7202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officeooo:rsid="001373f8" officeooo:paragraph-rsid="001373f8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officeooo:rsid="001373f8" officeooo:paragraph-rsid="00147033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officeooo:rsid="0017134a" officeooo:paragraph-rsid="0018128e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officeooo:rsid="0018128e" officeooo:paragraph-rsid="001986a2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officeooo:rsid="001986a2" officeooo:paragraph-rsid="001986a2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officeooo:rsid="0026d18f" officeooo:paragraph-rsid="002742da" style:font-size-asian="10pt" style:font-size-complex="10pt"/>
    </style:style>
    <style:style style:name="P20" style:family="paragraph" style:parent-style-name="Standard">
      <style:text-properties style:font-name="ARial" fo:font-size="10pt" style:text-underline-style="solid" style:text-underline-width="auto" style:text-underline-color="font-color" officeooo:rsid="0009ecde" officeooo:paragraph-rsid="0009ecde" style:font-size-asian="10pt" style:font-size-complex="10pt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ARial" fo:font-size="10pt" style:text-underline-style="solid" style:text-underline-width="auto" style:text-underline-color="font-color" officeooo:rsid="00107411" officeooo:paragraph-rsid="00107411" style:font-size-asian="10pt" style:font-size-complex="10pt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ARial" fo:font-size="10pt" officeooo:rsid="000cfed8" officeooo:paragraph-rsid="000e5959" style:font-size-asian="10pt" style:font-size-complex="10pt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ARial" fo:font-size="10pt" officeooo:rsid="000e5959" officeooo:paragraph-rsid="000e5959" style:font-size-asian="10pt" style:font-size-complex="10pt"/>
    </style:style>
    <style:style style:name="T1" style:family="text">
      <style:text-properties officeooo:rsid="0009f35b"/>
    </style:style>
    <style:style style:name="T2" style:family="text">
      <style:text-properties officeooo:rsid="000a7202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0pt" officeooo:rsid="000a7202" style:font-size-asian="10pt" style:font-size-complex="10pt"/>
    </style:style>
    <style:style style:name="T5" style:family="text">
      <style:text-properties officeooo:rsid="000c5abf"/>
    </style:style>
    <style:style style:name="T6" style:family="text">
      <style:text-properties officeooo:rsid="000cfed8"/>
    </style:style>
    <style:style style:name="T7" style:family="text">
      <style:text-properties officeooo:rsid="000e5959"/>
    </style:style>
    <style:style style:name="T8" style:family="text">
      <style:text-properties officeooo:rsid="0010587d"/>
    </style:style>
    <style:style style:name="T9" style:family="text">
      <style:text-properties officeooo:rsid="00107411"/>
    </style:style>
    <style:style style:name="T10" style:family="text">
      <style:text-properties officeooo:rsid="00147033"/>
    </style:style>
    <style:style style:name="T11" style:family="text">
      <style:text-properties officeooo:rsid="0018128e"/>
    </style:style>
    <style:style style:name="T12" style:family="text">
      <style:text-properties officeooo:rsid="001986a2"/>
    </style:style>
    <style:style style:name="T13" style:family="text">
      <style:text-properties officeooo:rsid="001c3e0f"/>
    </style:style>
    <style:style style:name="T14" style:family="text">
      <style:text-properties officeooo:rsid="0024df60"/>
    </style:style>
    <style:style style:name="T15" style:family="text">
      <style:text-properties officeooo:rsid="002742da"/>
    </style:style>
    <style:style style:name="T16" style:family="text">
      <style:text-properties officeooo:rsid="002a37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ES Gonzalo Nazareno</text:p>
      <text:p text:style-name="P2">Práctica Niveles de Transporte y Aplicación</text:p>
      <text:p text:style-name="P3"/>
      <text:p text:style-name="P3"/>
      <text:p text:style-name="P3"/>
      <text:p text:style-name="P3"/>
      <text:p text:style-name="P20">Nivel de Transporte:</text:p>
      <text:p text:style-name="P3"/>
      <text:p text:style-name="P3"/>
      <text:p text:style-name="P3"/>
      <text:p text:style-name="P3"/>
      <text:p text:style-name="P4">Hemos visto en clase el diagrama de estados de TCP. En TCP la cabecera del mensaje nos da mucha información en el proceso de establecimiento y fin de la conexión. <text:span text:style-name="T7">También contiene la información necesaria para ordenar los mensajes y para retransmitir los mensajes perdidos.</text:span></text:p>
      <text:p text:style-name="P4"/>
      <text:p text:style-name="P9"><text:span text:style-name="T7">1</text:span>. Establece una conexión desde tu máquina a un servidor web, capturando el tráfico con wireshark. <text:span text:style-name="T6">Fíjate en una conexión TCP concreta y explica a partir de los paquetes capturados:</text:span></text:p>
      <text:p text:style-name="P9"/>
      <text:list xml:id="list2597452459" text:style-name="L1">
        <text:list-item>
          <text:p text:style-name="P22">El establecimiento de la conexión</text:p>
        </text:list-item>
        <text:list-item>
          <text:p text:style-name="P22">El fin de la conexión</text:p>
        </text:list-item>
        <text:list-item>
          <text:p text:style-name="P23">¿Han llegado todos los paquetes en orden? ¿Cómo lo has sabido?</text:p>
        </text:list-item>
        <text:list-item>
          <text:p text:style-name="P22">El tamaño de la ventana anunciada <text:span text:style-name="T7">en la conexión</text:span>. <text:span text:style-name="T7">¿Ha influido en algo a lo largo de la conexión? ¿Se ha llenado en algún momento?</text:span></text:p>
        </text:list-item>
        <text:list-item>
          <text:p text:style-name="P22">El proceso por el que se va confirmando la recepción de paquetes <text:span text:style-name="T9">usando nSeq y nAck</text:span>. ¿Ha sido necesaria alguna retransmisión? ¿Cómo lo has sabido?</text:p>
        </text:list-item>
      </text:list>
      <text:p text:style-name="P4"/>
      <text:p text:style-name="P5"><text:span text:style-name="T7">2. </text:span>En esta práctica vamos a usar <text:span text:style-name="T7">el</text:span> comando hping<text:span text:style-name="T1">3</text:span> para entender mejor los protocolos de nivel de transporte. <text:span text:style-name="T1">Tendréis que instalarlo. Además, </text:span>montar<text:span text:style-name="T14">éis</text:span> un escenario con dos máquinas <text:span text:style-name="T2">virtuales Linux</text:span>, A y B <text:span text:style-name="T14">conectadas a la misma red</text:span>. En B vas a montar un servidor web.</text:p>
      <text:p text:style-name="P4"/>
      <text:p text:style-name="P6">Antes de abrir el servidor y usando el comando hping3 <text:span text:style-name="T5">desde la máquina cliente</text:span> comprueba el valor de los flags. Arranca el servidor y vuelve a comprobar los flags recibidos. Explica la razón por la que han cambiado de valor dichos flags. ¿Podría usarse este método para saber si un puerto está abierto o no?</text:p>
      <text:p text:style-name="P6"/>
      <text:p text:style-name="P13"><text:span text:style-name="T8">3. Hay otra opción de hping3 expresamente para esto (</text:span>hping3 –S IP_de_Objetivo –p Puerto<text:span text:style-name="T2">). Captura el tráfico que genera con Wireshark ¿Ofrece alguna ventaja sobre el comando del ejercicio 1?</text:span></text:p>
      <text:p text:style-name="P4"/>
      <text:p text:style-name="P4"><text:span text:style-name="T8">4</text:span>. <text:span text:style-name="T1">En ocasiones, se emplea hping para simular un ataque DDOS con el fín de comprobar si las defensas establecidas en nuestro servidor o cortafuegos funcionan. Prueba a realizar un ataque a tu servidor web (como aquí: </text:span><text:a xlink:type="simple" xlink:href="https://lamiradadelreplicante.com/2012/01/24/ataque-ddos-syn-flood-con-hping3/" text:style-name="Internet_20_link" text:visited-style-name="Visited_20_Internet_20_Link"><text:span text:style-name="T1">https://lamiradadelreplicante.com/2012/01/24/ataque-ddos-syn-flood-con-hping3/</text:span></text:a><text:span text:style-name="T1"> ) y comprueba desde una tercera máquina que no es capaz de atender las peticiones legítimas, capturando el tráfico con wireshark.</text:span></text:p>
      <text:p text:style-name="P4"/>
      <text:p text:style-name="P1"><text:span text:style-name="T3">Para evitar esta situación, podemos instalar en Apache el módulo mod_evasive y configurarlo adecuadamente (como aquí: https://diarioinforme.com/como-configurar-mod_evasive-para-la-proteccion-apache-ddos/</text:span><text:span text:style-name="T4">) </text:span><text:span text:style-name="T3"><text:s/>o podemos usar iptables </text:span><text:span text:style-name="T4">(como aquí: </text:span><text:a xlink:type="simple" xlink:href="https://www.sololinux.es/proteger-servidor-ataques-ddos-con-iptables-1-de-2/" text:style-name="Internet_20_link" text:visited-style-name="Visited_20_Internet_20_Link"><text:span text:style-name="T4">https://www.sololinux.es/proteger-servidor-ataques-ddos-con-iptables-1-de-2/</text:span></text:a><text:span text:style-name="T4">) </text:span></text:p>
      <text:p text:style-name="P7"/>
      <text:p text:style-name="P8"><text:span text:style-name="T5">Explica en qué se basa el ataque SYN flood que has realizado, u</text:span>tiliza alguna de las dos opciones <text:span text:style-name="T5">para mitigarlo</text:span> y explica en qué consiste la solución, <text:span text:style-name="T5">documentando todo el proceso.</text:span></text:p>
      <text:p text:style-name="P8"/>
      <text:p text:style-name="P10"/>
      <text:p text:style-name="P11"/>
      <text:p text:style-name="P21">Nivel de Aplicación:</text:p>
      <text:p text:style-name="P11"/>
      <text:p text:style-name="P12"><text:span text:style-name="T9">5. </text:span>Instala en <text:span text:style-name="T9">una de las máquinas virtuales el </text:span>servicio telnetd y crea un usuario de contraseña conocida (por ejemplo usuario/usuario). Realiza una captura del tráfico y accede desde <text:span text:style-name="T9">la otra</text:span> máquina al servicio telne<text:span text:style-name="T9">t recién instalado y</text:span> ejecuta algunas órdenes elemen<text:span text:style-name="T9">t</text:span>ales. Analiza el tráfico, la conexión tcp y la posibilidad de capturar todo lo tecleado (incluida la contraseña).</text:p>
      <text:p text:style-name="P12"/>
      <text:p text:style-name="P11">6. Repite el ejercicio anterior usando SSH en lugar de Telnet.</text:p>
      <text:p text:style-name="P11"/>
      <text:p text:style-name="P14"><text:span text:style-name="T16">7</text:span>. Las cookies son pequeños trozos de información que el servidor guarda en el cliente para guardar información sobre los accesos previos a una página web, incluyendo preferencias del usuario, por ejemplo. También permiten la realización de estadísticas sobre la navegación a través de la página.</text:p>
      <text:p text:style-name="P14"/>
      <text:p text:style-name="P15">Averigua donde <text:span text:style-name="T10">y como </text:span>guarda<text:span text:style-name="T10">n</text:span> las cookies <text:span text:style-name="T10">Firefox y Chrome </text:span>en tu ordenador. <text:span text:style-name="T10">¿Puedes ver de alguna forma el contenido de las mismas en alguno de los dos casos? ¿Puedes entender la información almacenada en alguna de las cookies?</text:span></text:p>
      <text:p text:style-name="P12"/>
      <text:p text:style-name="P16">Borra las cookies de Google y entra en su página mientras capturas el tráfico con Wireshark. ¿Qué encabezados están relacionados con el envío de cookies? ¿De qué forma se envían y reciben las cookies?</text:p>
      <text:p text:style-name="P16"/>
      <text:p text:style-name="P16"><text:span text:style-name="T16">8</text:span><text:span text:style-name="T11">.</text:span> <text:span text:style-name="T11">¿Qué problemas de seguridad se crean con el uso de cookies? ¿Cómo pueden mitigarse?</text:span></text:p>
      <text:p text:style-name="P16"/>
      <text:p text:style-name="P17"><text:span text:style-name="T16">9</text:span>. <text:span text:style-name="T12">Inicia la navegación con un servidor web cualquiera y usando Wireshark responde a las siguientes preguntas:</text:span></text:p>
      <text:p text:style-name="P17"/>
      <text:p text:style-name="P17">a) ¿Qué versión de http emplea tu navegador?. ¿Qué versión de http ejecuta el servidor?.</text:p>
      <text:p text:style-name="P17">b) ¿Qué idiomas indica tu navegador al servidor que está dispuesto aceptar en la respuesta?. ¿Qué relación tiene esta información con el lenguaje que empleas en tu navegador y sistema operativo?. </text:p>
      <text:p text:style-name="P17"><text:span text:style-name="T12">c</text:span>) ¿Cuál es el código de estado devuelto a tu navegador por el servidor?. ¿Cuál es el significado de ese código de estado? .</text:p>
      <text:p text:style-name="P17"><text:span text:style-name="T12">d</text:span>) ¿Cuándo fue modificado por última vez el fichero html que el servidor te está devolviendo?.</text:p>
      <text:p text:style-name="P17"><text:span text:style-name="T12">e</text:span>) ¿Cuántos bytes de contenido está devolviendo el servidor al navegador?. ¿Coincide con el tamaño de la trama?. Razona tu respuesta. </text:p>
      <text:p text:style-name="P17"/>
      <text:p text:style-name="P18">1<text:span text:style-name="T16">0</text:span>. <text:span text:style-name="T13">Si en tu navegador abres las herramientas para desarrolladores, en la pestaña Network podemos ver los ficheros que recibimos al navegar por Internet. Abre un fichero de tipo doc y o</text:span>btén <text:span text:style-name="T13">las</text:span> cabecera<text:span text:style-name="T13">s del mensaje (pestaña Headers)</text:span>, dí de qué tipo son y explica su significado. <text:span text:style-name="T13">¿Puedes ver el código HTML recibido de alguna forma?</text:span></text:p>
      <text:p text:style-name="P18"/>
      <text:p text:style-name="P19">1<text:span text:style-name="T16">1</text:span>. Vamos <text:span text:style-name="T15">a usar el comando cURL para mandar información (concretamente vas a enviar tu nombre y apellidos) a la página web '</text:span><text:a xlink:type="simple" xlink:href="http://www2.gonzalonazareno.org/josedom/resultado.php" text:style-name="Internet_20_link" text:visited-style-name="Visited_20_Internet_20_Link"><text:span text:style-name="T15">http://www2.gonzalonazareno.org/josedom/resultado.php</text:span></text:a><text:span text:style-name="T15">' que nos mostrará la información enviada. Usarás <text:s/>tanto el método GET como el método POST. Con la ayuda de Wireshark averigua en qué parte del mensaje se manda la información en cada uno de los cas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08:31:55.021751403</meta:creation-date>
    <dc:date>2023-05-10T12:18:33.445105452</dc:date>
    <meta:editing-duration>PT50M54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855" meta:character-count="5352" meta:non-whitespace-character-count="4528"/>
  </office:meta>
</office:document-meta>
</file>